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style:font-name-complex="Helvetica"/>
    </style:style>
    <style:style style:name="P11" style:family="paragraph" style:parent-style-name="Standard">
      <style:paragraph-properties style:snap-to-layout-grid="false"/>
      <style:text-properties fo:font-size="12pt" officeooo:paragraph-rsid="00015944" style:font-size-asian="12pt"/>
    </style:style>
    <style:style style:name="P12" style:family="paragraph" style:parent-style-name="Standard">
      <style:text-properties fo:font-size="12pt" officeooo:paragraph-rsid="00015944" style:font-size-asian="12pt"/>
    </style:style>
    <style:style style:name="P13" style:family="paragraph" style:parent-style-name="Standard">
      <style:paragraph-properties style:snap-to-layout-grid="false"/>
      <style:text-properties style:font-name="Helvetica" fo:font-size="12pt" fo:font-weight="bold" officeooo:paragraph-rsid="00015944" style:font-size-asian="12pt" style:font-weight-asian="bold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fo:font-size="12pt" fo:font-weight="bold" officeooo:paragraph-rsid="0001d296" style:font-size-asian="12pt" style:font-weight-asian="bold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015944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01d296" style:font-size-asian="12pt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paragraph-rsid="000293e8" style:font-name-complex="Helvetica"/>
    </style:style>
    <style:style style:name="P18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  <style:text-properties officeooo:paragraph-rsid="00015944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15944"/>
    </style:style>
    <style:style style:name="T2" style:family="text">
      <style:text-properties officeooo:rsid="0001d296"/>
    </style:style>
    <style:style style:name="T3" style:family="text">
      <style:text-properties officeooo:rsid="000293e8"/>
    </style:style>
    <style:style style:name="T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<text:span text:style-name="T1">Real-Time Bridge Monitoring</text:span>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1"><text:span text:style-name="T1">43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2"><text:span text:style-name="T1">Andrea Bottoli</text:span>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1"><text:span text:style-name="T1">28.10.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3"><text:span text:style-name="T1">- Presentation of Project Plan and Vision</text:span></text:p>
            <text:p text:style-name="P13"><text:span text:style-name="T1">- First meeting with customers (Francesco Ballio and Gianluca Crotti)</text:span></text:p>
            <text:p text:style-name="P13"><text:span text:style-name="T1">- Work on Project Plan Document</text:span></text:p>
            <text:p text:style-name="P13"><text:span text:style-name="T1">- Requirements gathering started</text:span></text:p>
            <text:p text:style-name="P13"><text:span text:style-name="T1">- Meeting with the team</text:span></text:p>
            <text:p text:style-name="P13"><text:span text:style-name="T1">- Discuss about possible hypothesis of implementation, programming languages and architecture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3"><text:span text:style-name="T1">- Gathering and understanding requirements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3"><text:span text:style-name="T1">- Finalize Project Plan document</text:span></text:p>
            <text:p text:style-name="P13"><text:span text:style-name="T1">- Set up environment</text:span></text:p>
            <text:p text:style-name="P13"><text:span text:style-name="T1">- Second meeting with customers</text:span></text:p>
            <text:p text:style-name="P13"><text:span text:style-name="T1">- Gathering requirements</text:span></text:p>
            <text:p text:style-name="P14"><text:span text:style-name="T2">- Think about roles in implementation workload</text:span></text:p>
            <text:p text:style-name="P14"><text:span text:style-name="T2">- Get data and Matlab code from customers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7">Day</text:p>
          </table:table-cell>
          <table:table-cell table:style-name="Table4.A2" office:value-type="string">
            <text:p text:style-name="P7">Hours</text:p>
          </table:table-cell>
          <table:table-cell table:style-name="Table4.A2" office:value-type="string">
            <text:p text:style-name="P7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15"><text:span text:style-name="T1">2</text:span></text:p>
          </table:table-cell>
          <table:table-cell table:style-name="Table4.A2" office:value-type="string">
            <text:p text:style-name="P15"><text:span text:style-name="T1">Group meeting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uesday</text:p>
          </table:table-cell>
          <table:table-cell table:style-name="Table4.A2" office:value-type="string">
            <text:p text:style-name="P15"><text:span text:style-name="T1">7</text:span></text:p>
          </table:table-cell>
          <table:table-cell table:style-name="Table4.A2" office:value-type="string">
            <text:p text:style-name="P15"><text:span text:style-name="T1">Group meeting, meeting with customers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Wednesday</text:p>
          </table:table-cell>
          <table:table-cell table:style-name="Table4.A2" office:value-type="string">
            <text:p text:style-name="P15"><text:span text:style-name="T1">4</text:span></text:p>
          </table:table-cell>
          <table:table-cell table:style-name="Table4.A2" office:value-type="string">
            <text:p text:style-name="P15"><text:span text:style-name="T1">Preparing presentation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hursday</text:p>
          </table:table-cell>
          <table:table-cell table:style-name="Table4.A2" office:value-type="string">
            <text:p text:style-name="P16"><text:span text:style-name="T2">4</text:span></text:p>
          </table:table-cell>
          <table:table-cell table:style-name="Table4.A2" office:value-type="string">
            <text:p text:style-name="P15"><text:span text:style-name="T1">Course Lecture, Presentation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8">Fri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Satur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8">Sunday</text:p>
          </table:table-cell>
          <table:table-cell table:style-name="Table4.A10" office:value-type="string">
            <text:p text:style-name="P9"/>
          </table:table-cell>
          <table:table-cell table:style-name="Table4.A10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7"><text:span text:style-name="T3">17</text:span></text:p>
          </table:table-cell>
          <table:table-cell table:style-name="Table4.A11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28T16:35:42.11</dc:date>
    <meta:print-date>1998-10-09T11:53:00</meta:print-date>
    <meta:editing-cycles>13</meta:editing-cycles>
    <meta:editing-duration>PT16M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7" meta:word-count="133" meta:character-count="855" meta:non-whitespace-character-count="769"/>
  </office:meta>
</office:document-meta>
</file>